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Trebuchet,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Preformatted_20_Text">
      <style:paragraph-properties fo:margin-left="0in" fo:margin-right="0in" fo:orphans="2" fo:widows="2" fo:text-indent="0in" style:auto-text-indent="false" fo:background-color="#ffffcc">
        <style:background-image/>
      </style:paragraph-properties>
      <style:text-properties fo:font-variant="normal" fo:text-transform="none" fo:color="#000000" fo:letter-spacing="normal"/>
    </style:style>
    <style:style style:name="P3" style:family="paragraph" style:parent-style-name="Preformatted_20_Text">
      <style:paragraph-properties fo:margin-top="0in" fo:margin-bottom="0.1965in" fo:orphans="2" fo:widows="2" fo:background-color="#ffffcc">
        <style:background-image/>
      </style:paragraph-properties>
    </style:style>
    <style:style style:name="T1" style:family="text">
      <style:text-properties style:font-name="Trebuchet MS" fo:font-size="7.80000019073486pt"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rebuchet MS" fo:font-size="7.80000019073486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text:tab/>This paper is a overview of a project to attempt to perform sentiment analysis on Twitter data for the purposes of creating a tool that could be used by potential shoppers to see what the general public / twitter thinks about it before buying it. These sort of recommendation engines and review systems have become increasingly popular in recent years. Twitter provides a excellent platform for collecting data as well as determining sentiment in a real world context. This paper will cover the approach used, including design and implementation, training data, difficulties and challenges and potential future work. The classifier built during this project was implemented in Java using the Lucene library for text processing and index creation, and Naive Bayes for the actual classification algorithm. Naive Bayes was extended with various smoothing and feature extraction techniques to improve overall classifier accuracy. <text:s/></text:p>
      <text:p text:style-name="Standard"/>
      <text:p text:style-name="Standard">Introduction: </text:p>
      <text:p text:style-name="Standard"><text:tab/>Recommendation and reviewing systems are becoming increasingly popular. The end goal of such system <text:s/>is often to provide relevant information regarding the quality of a product or service to those that may want to use or purchase a similar product in the near future. There are many varieties of these tools. Some tools index full reviews written by a reviewer or subject matter expert, (see Amazon.com) and provide a objective rating. Others use data generated by the public which is freely available through websites such as twitter. In this case of this project Twitter was used to collect both training data and test data. This provided its own set of unique challenges which will be discussed later. <text:s/></text:p>
      <text:p text:style-name="Standard"/>
      <text:p text:style-name="Standard"><text:tab/>The end goal of this project was to create a extensible classification framework that could be adapted to different situations by using several different classifiers. Due to time constraints only a Naive Bayes classifier was implemented but the framework for easily extending this software package is complete. </text:p>
      <text:p text:style-name="Standard"/>
      <text:p text:style-name="Standard">This project leveraged several existing API's for both testing, data collection, and analysis. For interacting with Twitter the Twitter4J library was used. We also used the Lucene library for data storage / organization. The entire system has been built in Java and should be capable of running on any platform that currently supports a version of the JVM. </text:p>
      <text:p text:style-name="Standard"/>
      <text:p text:style-name="Standard">Design: </text:p>
      <text:p text:style-name="Standard"><text:tab/>This classifier was designed with the intention of being used in a general <text:s/>purpose classifier for various types of data. Due to time constraints only a Naive Bayes classifier was implemented. However there is a extensible framework that could easily be adapted to handle other classifiers. This is possible due to a simple object oriented system that provides a set of parent classes that all new classifiers can inherit from. It also provides several helper methods for reading in test and training data from various types of files.</text:p>
      <text:p text:style-name="Standard"/>
      <text:p text:style-name="Standard">&lt; Insert class diagram here&gt; </text:p>
      <text:p text:style-name="Standard"/>
      <text:p text:style-name="Standard">Each classifier is decended from a general TwitterClassifier class which provides a interface for 2 methods, trainClassifier() and classify(). The classification method returns a Boolean value indication if the query was present in the category trained for by the classifier. </text:p>
      <text:p text:style-name="Standard"/>
      <text:p text:style-name="Standard"><text:tab/>To make the classification and training easier all training and test data for this project was converted from its original format into series of CSV files where the first value in a line corresponded to a category and the rest of the line corresponded to a document By using this format a classifier can be built for any task without having to hard code in a specific file format or classification feature.</text:p>
      <text:p text:style-name="Standard"><text:soft-page-break/>&lt;Insert example of file here&gt; </text:p>
      <text:p text:style-name="Standard"/>
      <text:p text:style-name="Standard"><text:s/>For larger sets of training and test data ( &gt; 100 Mb) data was pre-indexed and stored in a binary format provided by Lucene so that large search index's did not have to be kept in RAM.</text:p>
      <text:p text:style-name="Standard"/>
      <text:p text:style-name="Standard">Retrieval and Indexing:</text:p>
      <text:p text:style-name="Standard">Twitter and other micro blogging services export a publicly available API that can be used to collect both training and test data. For this project we used twitter as it has a mature and very accessible interface for developers and researchers. To retrieve test data the user provides a query to search on. This query is passed to the twitter API where we download the maximum number of relevant tweets as defined by the twitter search engine. In practice this is about 1500 tweets for a single topic. <text:s/>By retrieving a fairly large amount of results we can average the overall sentiment and hopefully arrive at a more accurate value. </text:p>
      <text:p text:style-name="Standard"/>
      <text:p text:style-name="Standard">Twitter implements a REST API that developers and researches can freely call. Since this classifier was built in Java, interacting with a REST based web services is not directly supported. For this reason we decided to use the Twitter4J library to allow us to easily interface with twitters web API with a minimal amount of extra code. </text:p>
      <text:p text:style-name="Standard"/>
      <text:p text:style-name="Standard">After retrieving the raw tweets from twitter they were stored into a separate data type which implemented several text extraction and text sanitation methods before the final text was passsed to a Lucene based index. Lucene has traditionally been used to implement document searching, and clustering but it also provides functionality that is useful for classification. In particular it allow for easy management of text data. In this case we were able to use Lucenes functionality to quickly retrieve all relevant terms and documents without having to write project specific code. For small training and test sets all data was kept in RAM to increase retrieval speed. For large data sets ( &gt; 100 MB), in particular the one used for sentiment classification for twitter data were stored in binary file created by the Lucene API. While some performance was lost due to having to stream data in from disk it considerably lowered the amount of memory required. </text:p>
      <text:p text:style-name="Standard"/>
      <text:p text:style-name="Standard">Extracting Useful Text:</text:p>
      <text:p text:style-name="Standard"/>
      <text:p text:style-name="Standard">Twitter has a large and diverse user base, and as a result the text extracted from it are not always useful right away. This is primarily a problem of language. Since Twitter restricts posts to a length of 140 characters most users speak in very abbreviated terms. There are also frequent uses of “text speak”, hashtags, and @ symbols. All of these constructs and be considered noise when it comes to attempting to classify tweets. As a result all this noise needs to be filtered out or transformed into something more useful. </text:p>
      <text:p text:style-name="Standard"/>
      <text:p text:style-name="Standard">To help remove and sanitize these tweets the following transformations are performed. </text:p>
      <text:list xml:id="list1844978895" text:style-name="L1">
        <text:list-item>
          <text:p text:style-name="P1">Remove all leading and trailing white space.</text:p>
        </text:list-item>
        <text:list-item>
          <text:p text:style-name="P1">Remove all non printable and non English characters. For the sake of this project we are only considering posts in English.. Since we are not performing any sort of language recognition we are depending upon the twitter API returning only the requested English tweets. </text:p>
        </text:list-item>
        <text:list-item>
          <text:p text:style-name="P1">Remove all numbers as they do not provide any useful information for sentiment analysis. </text:p>
        </text:list-item>
        <text:list-item>
          <text:p text:style-name="P1">Remove all hashtags. These are used to group tweets together into user defined categories. </text:p>
        </text:list-item>
        <text:list-item>
          <text:p text:style-name="P1">Remove all Links linking to other websites is a common practice.</text:p>
        </text:list-item>
        <text:list-item>
          <text:p text:style-name="P1">Remove all @ references and RT's. @'s are used to designate that someone else should view this tweet. RT's are “re-tweets” simply stating that this tweet was copied from another user. </text:p>
        </text:list-item>
        <text:list-item>
          <text:p text:style-name="P1"><text:soft-page-break/>Remove <text:s/>all punctuation as it is not particularly useful for sentiment anlaysis with the exception of the exclamation point. </text:p>
        </text:list-item>
        <text:list-item>
          <text:p text:style-name="P1">Replace all instances of “lol,” “haha*” etc with a single term laugh which has been added to the training data. </text:p>
        </text:list-item>
        <text:list-item>
          <text:p text:style-name="P1">Replace all happy emoticons :) :D etc with the term “happy” and replace all sad emoticons with the term “sad” </text:p>
        </text:list-item>
      </text:list>
      <text:p text:style-name="Standard"/>
      <text:p text:style-name="Standard">Many of these rules were originally developed in other papers and publications. </text:p>
      <text:p text:style-name="Standard"/>
      <text:p text:style-name="Standard">Classification</text:p>
      <text:p text:style-name="Standard">Sentiment analysis and classification was done by creating several Naive Bayes classifiers and then testing each query against them .This project in specifically used a positive sentiment classifier, a negative sentiment classifier and a neutral sentiment classifier. The results from all the queries were aggregated to form a overall opinion on the query. </text:p>
      <text:p text:style-name="Standard"/>
      <text:p text:style-name="Standard">Naive Bayes Subsection:</text:p>
      <text:p text:style-name="Standard"/>
      <text:p text:style-name="Standard">This project used a standard multinomial Naive Bayes classification model with a unigram language model. By definition the probability of a document d being in class c is defined as </text:p>
      <text:p text:style-name="Standard"/>
      <text:p text:style-name="Standard">&lt;definiiton of multinomial naïve bayes&gt; </text:p>
      <text:p text:style-name="Standard"/>
      <text:p text:style-name="Standard">Rewriting this term as:</text:p>
      <text:p text:style-name="Standard"/>
      <text:p text:style-name="P2"><text:s text:c="2"/><text:span text:style-name="T1">p(C|D) = p(D ∩ C) / p(D) <text:s text:c="15"/>... by probability axiom</text:span></text:p>
      <text:p text:style-name="P3"><text:span text:style-name="T2"><text:s text:c="9"/></text:span><text:span text:style-name="T3">= p(C) * p(D|C) / p(D) </text:span></text:p>
      <text:p text:style-name="Standard">We can also express p(!c|d) as</text:p>
      <text:p text:style-name="Standard"/>
      <text:p text:style-name="Standard">&lt;full definition&gt;</text:p>
      <text:p text:style-name="Standard"/>
      <text:p text:style-name="Standard">Computing the priors</text:p>
      <text:p text:style-name="Standard"/>
      <text:p text:style-name="Standard">Finally we can express the likely hood ratio of a document as:</text:p>
      <text:p text:style-name="Standard"/>
      <text:p text:style-name="Standard">&lt;full definition&gt;</text:p>
      <text:p text:style-name="Standard"/>
      <text:p text:style-name="Standard">We can express the likely hood of a document being in category c by a ratio of the probabilities.</text:p>
      <text:p text:style-name="Standard"/>
      <text:p text:style-name="Standard">The initial results for unimpressive. To help improve our overall accuracy Laplacian smoothing was added. Laplacian smoothing or add one smoothing is where 1 is added to the probability for each term when computing the probability of a word in a category.</text:p>
      <text:p text:style-name="Standard"/>
      <text:p text:style-name="Standard">Adding Laplacian smoothing improved results somewhat and fixed several issues due to divide by zero errors. There was still much more to be gained. Next we implemented “top feature exaction” The basic idea is to increase the weights of terms that have a high discriminatory value. This was accomplished by </text:p>
      <text:p text:style-name="Standard">Training and Test Data</text:p>
      <text:p text:style-name="Standard"/>
      <text:p text:style-name="Standard"><text:soft-page-break/>Results and Performance</text:p>
      <text:p text:style-name="Standard"/>
      <text:p text:style-name="Standard">Future Work:</text:p>
      <text:p text:style-name="Standard"/>
      <text:p text:style-name="Standard">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Trebuchet,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7T21:25:42</meta:creation-date>
    <dc:date>2011-12-08T23:04:06</dc:date>
    <meta:editing-duration>PT7H3M27S</meta:editing-duration>
    <meta:editing-cycles>8</meta:editing-cycles>
    <meta:generator>LibreOffice/3.4$Unix LibreOffice_project/340m1$Build-1206</meta:generator>
    <meta:document-statistic meta:table-count="0" meta:image-count="0" meta:object-count="0" meta:page-count="4" meta:paragraph-count="50" meta:word-count="1509" meta:character-count="9178" meta:non-whitespace-character-count="7663"/>
  </office:meta>
</office:document-meta>
</file>